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text-properties style:font-name="Calibri" style:font-name-complex="Calibri" style:use-window-font-color="true" fo:font-size="26pt" style:font-size-asian="26pt" style:font-size-complex="26pt"/>
    </style:style>
    <style:style style:name="T2" style:parent-style-name="DefaultParagraphFont" style:family="text">
      <style:text-properties style:font-name="Calibri" style:font-name-complex="Calibri" fo:font-weight="bold" style:font-weight-asian="bold" style:font-weight-complex="bold" style:use-window-font-color="true" fo:font-size="18pt" style:font-size-asian="18pt" style:font-size-complex="18pt"/>
    </style:style>
    <style:style style:name="T3" style:parent-style-name="DefaultParagraphFont" style:family="text">
      <style:text-properties style:font-name="Calibri" style:font-name-complex="Calibri" style:use-window-font-color="true" fo:font-size="14pt" style:font-size-asian="14pt" style:font-size-complex="14pt"/>
    </style:style>
    <style:style style:name="T4" style:parent-style-name="DefaultParagraphFont" style:family="text">
      <style:text-properties style:font-name="Calibri" style:font-name-complex="Calibri" style:use-window-font-color="true" fo:font-size="14pt" style:font-size-asian="14pt" style:font-size-complex="14pt"/>
    </style:style>
    <style:style style:name="T5" style:parent-style-name="DefaultParagraphFont" style:family="text">
      <style:text-properties style:font-name="Calibri" style:font-name-complex="Calibri" fo:font-weight="bold" style:font-weight-asian="bold" style:font-weight-complex="bold" style:use-window-font-color="true" fo:font-size="18pt" style:font-size-asian="18pt" style:font-size-complex="18pt"/>
    </style:style>
    <style:style style:name="T6" style:parent-style-name="DefaultParagraphFont" style:family="text">
      <style:text-properties style:font-name="Calibri" style:font-name-complex="Calibri" style:use-window-font-color="true" fo:font-size="14pt" style:font-size-asian="14pt" style:font-size-complex="14pt"/>
    </style:style>
    <style:style style:name="T7" style:parent-style-name="DefaultParagraphFont" style:family="text">
      <style:text-properties style:font-name="Calibri" style:font-name-complex="Calibri" style:use-window-font-color="true" fo:font-size="14pt" style:font-size-asian="14pt" style:font-size-complex="14pt"/>
    </style:style>
    <style:style style:name="T8" style:parent-style-name="DefaultParagraphFont" style:family="text">
      <style:text-properties style:font-name="Calibri" style:font-name-complex="Calibri" style:use-window-font-color="true" fo:font-size="14pt" style:font-size-asian="14pt" style:font-size-complex="14pt"/>
    </style:style>
    <style:style style:name="T9" style:parent-style-name="DefaultParagraphFont" style:family="text">
      <style:text-properties style:font-name="Calibri" style:font-name-complex="Calibri" style:use-window-font-color="true" fo:font-size="14pt" style:font-size-asian="14pt" style:font-size-complex="14pt"/>
    </style:style>
    <style:style style:name="T10" style:parent-style-name="DefaultParagraphFont" style:family="text">
      <style:text-properties style:font-name="Calibri" style:font-name-complex="Calibri" fo:font-weight="bold" style:font-weight-asian="bold" style:font-weight-complex="bold" style:use-window-font-color="true" fo:font-size="14pt" style:font-size-asian="14pt" style:font-size-complex="14pt"/>
    </style:style>
    <style:style style:name="P11" style:parent-style-name="Default" style:family="paragraph">
      <style:text-properties style:font-name="Calibri" style:font-name-complex="Calibri" style:use-window-font-color="true" fo:font-size="14pt" style:font-size-asian="14pt" style:font-size-complex="14pt"/>
    </style:style>
    <style:style style:name="P12" style:parent-style-name="Default" style:family="paragraph">
      <style:paragraph-properties fo:margin-bottom="0.0562in"/>
      <style:text-properties style:font-name="Calibri" style:font-name-complex="Calibri" style:use-window-font-color="true" fo:font-size="14pt" style:font-size-asian="14pt" style:font-size-complex="14pt"/>
    </style:style>
    <style:style style:name="P13" style:parent-style-name="Default" style:family="paragraph">
      <style:paragraph-properties fo:margin-bottom="0.0562in"/>
      <style:text-properties style:font-name="Calibri" style:font-name-complex="Calibri" style:use-window-font-color="true" fo:font-size="14pt" style:font-size-asian="14pt" style:font-size-complex="14pt"/>
    </style:style>
    <style:style style:name="T14" style:parent-style-name="DefaultParagraphFont" style:family="text">
      <style:text-properties style:font-name="Calibri" style:font-name-complex="Calibri" style:use-window-font-color="true" fo:font-size="14pt" style:font-size-asian="14pt" style:font-size-complex="14pt"/>
    </style:style>
    <style:style style:name="P15" style:parent-style-name="Default" style:family="paragraph">
      <style:text-properties style:use-window-font-color="true" fo:font-size="14pt" style:font-size-asian="14pt" style:font-size-complex="14pt"/>
    </style:style>
    <style:style style:name="T16" style:parent-style-name="DefaultParagraphFont" style:family="text">
      <style:text-properties style:font-name="Calibri" style:font-name-complex="Calibri" fo:font-weight="bold" style:font-weight-asian="bold" style:font-weight-complex="bold" style:use-window-font-color="true" fo:font-size="14pt" style:font-size-asian="14pt" style:font-size-complex="14pt"/>
    </style:style>
    <style:style style:name="T17" style:parent-style-name="DefaultParagraphFont" style:family="text">
      <style:text-properties style:font-name="Calibri" style:font-name-complex="Calibri" style:use-window-font-color="true" fo:font-size="14pt" style:font-size-asian="14pt" style:font-size-complex="14pt"/>
    </style:style>
    <style:style style:name="P18" style:parent-style-name="Default" style:family="paragraph">
      <style:text-properties style:use-window-font-color="true"/>
    </style:style>
    <style:style style:name="P19" style:parent-style-name="Default" style:family="paragraph">
      <style:paragraph-properties fo:break-before="page"/>
    </style:style>
    <style:style style:name="T20" style:parent-style-name="DefaultParagraphFont" style:family="text">
      <style:text-properties style:font-name="Calibri" style:font-name-complex="Calibri" fo:font-weight="bold" style:font-weight-asian="bold" style:font-weight-complex="bold" style:use-window-font-color="true" fo:font-size="18pt" style:font-size-asian="18pt" style:font-size-complex="18pt"/>
    </style:style>
    <style:style style:name="P21"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22"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23"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24"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25"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26"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27"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28" style:parent-style-name="Default" style:family="paragraph">
      <style:paragraph-properties fo:margin-bottom="0.0555in"/>
    </style:style>
    <style:style style:name="T29" style:parent-style-name="DefaultParagraphFont" style:family="text">
      <style:text-properties style:font-name="Calibri" style:font-name-complex="Calibri" style:use-window-font-color="true" fo:font-size="14pt" style:font-size-asian="14pt" style:font-size-complex="14pt"/>
    </style:style>
    <style:style style:name="P30" style:parent-style-name="Default" style:family="paragraph">
      <style:paragraph-properties fo:margin-bottom="0.0555in"/>
      <style:text-properties style:font-name="Calibri" style:font-name-complex="Calibri" style:use-window-font-color="true" fo:font-size="14pt" style:font-size-asian="14pt" style:font-size-complex="14pt"/>
    </style:style>
    <style:style style:name="P31" style:parent-style-name="Default" style:family="paragraph">
      <style:text-properties style:font-name="Calibri" style:font-name-complex="Calibri" style:use-window-font-color="true" fo:font-size="14pt" style:font-size-asian="14pt" style:font-size-complex="14pt"/>
    </style:style>
    <style:style style:name="P32" style:parent-style-name="Default" style:family="paragraph">
      <style:text-properties style:font-name="Calibri" style:font-name-complex="Calibri" style:use-window-font-color="true" fo:font-size="14pt" style:font-size-asian="14pt" style:font-size-complex="14pt"/>
    </style:style>
  </office:automatic-styles>
  <office:body>
    <office:text text:use-soft-page-breaks="true">
      <text:p text:style-name="P1">Natural Language Processing Project -LSTM<text:s/></text:p>
      <text:p text:style-name="Default"><text:span text:style-name="T2">Problem Description:<text:s/></text:span></text:p>
      <text:p text:style-name="Default"><text:span text:style-name="T3">Past studies in Sarcasm Detection mostly make use of Twitter datasets collected using hashtag based supervision but such datasets are noisy in terms of labels and language. Furthermore, many tweets are replies to other tweets and detecting sarcasm in these requires the availability of contextual tweets.<text:s/></text:span></text:p>
      <text:p text:style-name="Default"><text:span text:style-name="T4">In this hands-on project, the goal is to build a model to detect whether a sentence is sarcastic or not, using Bidirectional LSTMs.<text:s/></text:span></text:p>
      <text:p text:style-name="Default"><text:span text:style-name="T5">Data Description:<text:s/></text:span></text:p>
      <text:p text:style-name="Default"><text:span text:style-name="T6">News Headlines dataset for Sarcasm Detection. The dataset is collected from two news websites, theonion.com and huffingtonpost.com. This new dataset has the following advantages over the existing Twitter datasets:<text:s/></text:span></text:p>
      <text:p text:style-name="Default"><text:span text:style-name="T7">Since news headlines are written by professionals in a formal manner, there are no spelling mistakes and informal usage. This reduces the sparsity and also increases the chance of finding pre-trained embedding.<text:s/></text:span></text:p>
      <text:p text:style-name="Default"><text:span text:style-name="T8">Furthermore, since the sole purpose of TheOnion is to publish sarcastic news, we get high-quality labels with much less noise as compared to Twitter datasets.<text:s/></text:span></text:p>
      <text:p text:style-name="Default"><text:span text:style-name="T9">Unlike tweets that reply to other tweets, the news headlines obtained are self-contained. This would help us in teasing apart the real sarcastic elements<text:s/></text:span></text:p>
      <text:p text:style-name="Default"><text:span text:style-name="T10">Content<text:s/></text:span></text:p>
      <text:p text:style-name="P11">Each record consists of three attributes:<text:s/></text:p>
      <text:p text:style-name="P12">- is_sarcastic: 1 if the record is sarcastic otherwise 0<text:s/></text:p>
      <text:p text:style-name="P13">- headline: the headline of the news article<text:s/></text:p>
      <text:p text:style-name="Default"><text:span text:style-name="T14">- article_link: link to the original news article. Useful in collecting supplementary data<text:s/></text:span></text:p>
      <text:p text:style-name="P15"/>
      <text:p text:style-name="Default"><text:span text:style-name="T16">Reference<text:s/></text:span></text:p>
      <text:p text:style-name="Default"><text:span text:style-name="T17">https://github.com/rishabhmisra/News-Headlines-Dataset-For-Sarcasm-Detection<text:s/></text:span></text:p>
      <text:p text:style-name="P18"/>
      <text:soft-page-break/>
      <text:p text:style-name="P19"><text:span text:style-name="T20">Steps and tasks:<text:s/></text:span></text:p>
      <text:p text:style-name="P21">1. Read and explore the data<text:s/></text:p>
      <text:p text:style-name="P22">2. Drop one column<text:s/></text:p>
      <text:p text:style-name="P23">3. Get length of each sentence<text:s/></text:p>
      <text:p text:style-name="P24">4. Define parameters<text:s/></text:p>
      <text:p text:style-name="P25">5. Get indices for words<text:s/></text:p>
      <text:p text:style-name="P26">6. Create features and labels<text:s/></text:p>
      <text:p text:style-name="P27">7. Get vocab size<text:s/></text:p>
      <text:p text:style-name="P28"><text:span text:style-name="T29">8. Create a weight matrix using GloVe embeddings<text:s/></text:span></text:p>
      <text:p text:style-name="P30">9. Define and compile a Bidirectional LSTM model<text:s/></text:p>
      <text:p text:style-name="P31">10. Fit the model and check the validation accuracy<text:s/></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lke, Kranti</meta:initial-creator>
    <dc:creator>Walke, Kranti</dc:creator>
    <meta:creation-date>2020-10-14T14:11:00Z</meta:creation-date>
    <dc:date>2020-10-14T14:13:00Z</dc:date>
    <meta:template xlink:href="Normal" xlink:type="simple"/>
    <meta:editing-cycles>1</meta:editing-cycles>
    <meta:editing-duration>PT120S</meta:editing-duration>
    <meta:user-defined meta:name="MSIP_Label_e463cba9-5f6c-478d-9329-7b2295e4e8ed_Enabled">true</meta:user-defined>
    <meta:user-defined meta:name="MSIP_Label_e463cba9-5f6c-478d-9329-7b2295e4e8ed_SetDate">2020-10-14T14:11:41Z</meta:user-defined>
    <meta:user-defined meta:name="MSIP_Label_e463cba9-5f6c-478d-9329-7b2295e4e8ed_Method">Standard</meta:user-defined>
    <meta:user-defined meta:name="MSIP_Label_e463cba9-5f6c-478d-9329-7b2295e4e8ed_Name">All Employees_2</meta:user-defined>
    <meta:user-defined meta:name="MSIP_Label_e463cba9-5f6c-478d-9329-7b2295e4e8ed_SiteId">33440fc6-b7c7-412c-bb73-0e70b0198d5a</meta:user-defined>
    <meta:user-defined meta:name="MSIP_Label_e463cba9-5f6c-478d-9329-7b2295e4e8ed_ActionId">f72fe7c3-0251-45b2-b1f4-0000733a5745</meta:user-defined>
    <meta:user-defined meta:name="MSIP_Label_e463cba9-5f6c-478d-9329-7b2295e4e8ed_ContentBits">0</meta:user-defined>
    <meta:document-statistic meta:page-count="2" meta:paragraph-count="3" meta:word-count="291" meta:character-count="1953" meta:row-count="13" meta:non-whitespace-character-count="1665"/>
  </office:meta>
</office:document-meta>
</file>